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395" officeooo:paragraph-rsid="00072395"/>
    </style:style>
    <style:style style:name="P2" style:family="paragraph" style:parent-style-name="Standard" style:list-style-name="L2">
      <style:text-properties officeooo:rsid="00072395" officeooo:paragraph-rsid="00072395"/>
    </style:style>
    <style:style style:name="P3" style:family="paragraph" style:parent-style-name="Standard">
      <style:text-properties officeooo:rsid="00075963" officeooo:paragraph-rsid="00075963"/>
    </style:style>
    <style:style style:name="P4" style:family="paragraph" style:parent-style-name="Standard">
      <style:text-properties officeooo:rsid="0008a9ea" officeooo:paragraph-rsid="0008a9ea"/>
    </style:style>
    <style:style style:name="P5" style:family="paragraph" style:parent-style-name="Standard">
      <style:text-properties officeooo:rsid="000a2be3" officeooo:paragraph-rsid="000a2b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for Ezra</text:p>
      <text:p text:style-name="P1"/>
      <text:list xml:id="list3240089386" text:style-name="L2">
        <text:list-item>
          <text:p text:style-name="P2">Most promising theoretical extensions?</text:p>
          <text:list>
            <text:list-item>
              <text:p text:style-name="P2">Elastic supply of R&amp;D labor</text:p>
            </text:list-item>
            <text:list-item>
              <text:p text:style-name="P2">Decreasing returns to incumbent R&amp;D</text:p>
            </text:list-item>
          </text:list>
        </text:list-item>
        <text:list-item>
          <text:p text:style-name="P2">Incorporating my more complicated model as an appendix</text:p>
          <text:list>
            <text:list-item>
              <text:p text:style-name="P2">Don’t think I have time to bring it to the data and do a full analysis</text:p>
            </text:list-item>
            <text:list-item>
              <text:p text:style-name="P2">But want to show what I worked on for so long…</text:p>
            </text:list-item>
          </text:list>
        </text:list-item>
        <text:list-item>
          <text:p text:style-name="P2">Empirical results</text:p>
          <text:list>
            <text:list-item>
              <text:p text:style-name="P2">How to present, given that not getting causal identification with an IV </text:p>
              <text:list>
                <text:list-item>
                  <text:p text:style-name="P2">reasons for not using IV</text:p>
                </text:list-item>
              </text:list>
            </text:list-item>
            <text:list-item>
              <text:p text:style-name="P2">Heterogeneity by industry</text:p>
            </text:list-item>
            <text:list-item>
              <text:p text:style-name="P2">Some statistically insignificant results in specification normalized by assets</text:p>
              <text:list>
                <text:list-item>
                  <text:p text:style-name="P2">Throws out potentially useful variation</text:p>
                </text:list-item>
                <text:list-item>
                  <text:p text:style-name="P2">Also, could introduce some “contaminating” variation because a firm with higher R&amp;D / assets may attract technical workforce to stay (omitted variable: more focus on R&amp;D inside the firm) whereas I want the effect of R&amp;D spending itself (in levels)</text:p>
                </text:list-item>
                <text:list-item>
                  <text:p text:style-name="P2">Finally, the point of using </text:p>
                </text:list-item>
              </text:list>
            </text:list-item>
          </text:list>
        </text:list-item>
      </text:list>
      <text:p text:style-name="P1"/>
      <text:p text:style-name="P1"/>
      <text:p text:style-name="P3">Microfound endogenous cost assumptions </text:p>
      <text:p text:style-name="P4"/>
      <text:p text:style-name="P4">Present cs: growth misallocation condition in two parts, to make it less big each time</text:p>
      <text:p text:style-name="P4"/>
      <text:p text:style-name="P5">Try to refine intuition about what my result depends on</text:p>
      <text:p text:style-name="P5"/>
      <text:p text:style-name="P5">when presenting simple models, speaking in terms of intuition that could be portable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5:17:18.759422641</meta:creation-date>
    <dc:date>2020-09-04T20:20:02.131111342</dc:date>
    <meta:editing-duration>PT3H22M13S</meta:editing-duration>
    <meta:editing-cycles>1</meta:editing-cycles>
    <meta:document-statistic meta:table-count="0" meta:image-count="0" meta:object-count="0" meta:page-count="1" meta:paragraph-count="19" meta:word-count="189" meta:character-count="1110" meta:non-whitespace-character-count="951"/>
    <meta:generator>LibreOffice/6.4.5.2$Linux_X86_64 LibreOffice_project/40$Build-2</meta:generator>
  </office:meta>
</office:document-meta>
</file>